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3.43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4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04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2.286cm" svg:x="5.699cm" svg:y="7.858cm">
          <text:p text:style-name="P1"><text:span text:style-name="T1">Coef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3.937cm" svg:height="2.286cm" svg:x="11.795cm" svg:y="11.287cm">
          <text:p text:style-name="P3">ma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2.651cm" svg:y1="12.43cm" svg:x2="11.668cm" svg:y2="12.43cm">
          <text:p/>
        </draw:line>
        <draw:line draw:style-name="gr2" draw:text-style-name="P5" draw:layer="layout" svg:x1="7.604cm" svg:y1="12.43cm" svg:x2="7.604cm" svg:y2="10.144cm">
          <text:p/>
        </draw:line>
        <draw:line draw:style-name="gr3" draw:text-style-name="P5" draw:layer="layout" svg:x1="9.636cm" svg:y1="9.001cm" svg:x2="13.827cm" svg:y2="9.001cm">
          <text:p/>
        </draw:line>
        <draw:line draw:style-name="gr2" draw:text-style-name="P5" draw:layer="layout" svg:x1="13.827cm" svg:y1="9.001cm" svg:x2="13.827cm" svg:y2="11.287cm">
          <text:p/>
        </draw:line>
        <draw:line draw:style-name="gr2" draw:text-style-name="P5" draw:layer="layout" svg:x1="2.651cm" svg:y1="9.001cm" svg:x2="5.699cm" svg:y2="9.001cm">
          <text:p/>
        </draw:line>
        <draw:frame draw:style-name="gr4" draw:text-style-name="P6" draw:layer="layout" svg:width="2.619cm" svg:height="0.725cm" svg:x="2.397cm" svg:y="8.239cm">
          <draw:text-box>
            <text:p><text:span text:style-name="T1">coefficients</text:span></text:p>
          </draw:text-box>
        </draw:frame>
        <draw:frame draw:style-name="gr5" draw:text-style-name="P6" draw:layer="layout" svg:width="2.081cm" svg:height="0.725cm" svg:x="2.397cm" svg:y="11.705cm">
          <draw:text-box>
            <text:p><text:span text:style-name="T1">samples</text:span></text:p>
          </draw:text-box>
        </draw:frame>
        <draw:line draw:style-name="gr2" draw:text-style-name="P5" draw:layer="layout" svg:x1="15.732cm" svg:y1="12.43cm" svg:x2="18.399cm" svg:y2="12.43cm">
          <text:p/>
        </draw:line>
        <draw:frame draw:style-name="gr5" draw:text-style-name="P6" draw:layer="layout" svg:width="2.081cm" svg:height="0.725cm" svg:x="16.445cm" svg:y="11.668cm">
          <draw:text-box>
            <text:p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22:01:18.143892842</meta:creation-date>
    <dc:date>2018-11-12T22:07:55.888338195</dc:date>
    <meta:editing-duration>PT6M38S</meta:editing-duration>
    <meta:editing-cycles>1</meta:editing-cycles>
    <meta:document-statistic meta:object-count="11"/>
    <meta:generator>LibreOffice/6.0.6.2$Linux_X86_64 LibreOffice_project/00m0$Build-2</meta:generator>
  </office:meta>
</office:document-meta>
</file>